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5AC00002DF500002136F084E61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table:end-cell-address="Sheet1.G37" table:end-x="0.615cm" table:end-y="0.373cm" draw:z-index="0" svg:width="11.764cm" svg:height="8.501cm" svg:x="0.14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M37" table:end-x="0.474cm" table:end-y="0.373cm" draw:z-index="1" draw:name="Graphics 1" draw:style-name="gr1" draw:text-style-name="P1" svg:width="11.764cm" svg:height="8.501cm" svg:x="0cm" svg:y="0cm">
              <draw:image xlink:href="Pictures/200005AC00002DF500002136F084E61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5:40</dc:date>
    <dc:language>en-US</dc:language>
    <meta:editing-cycles>3</meta:editing-cycles>
    <meta:editing-duration>PT7M3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8000001907349pt" style:font-family-asian="'Andale Sans UI'" style:font-pitch-asian="variable" style:font-size-asian="15.8000001907349pt" style:font-family-complex="Tahoma" style:font-pitch-complex="variable" style:font-size-complex="15.8000001907349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5pt" style:font-family-asian="'Andale Sans UI'" style:font-pitch-asian="variable" style:font-size-asian="8.5pt" style:font-family-complex="Tahoma" style:font-pitch-complex="variable" style:font-size-complex="8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5pt" style:font-family-asian="'Andale Sans UI'" style:font-pitch-asian="variable" style:font-size-asian="8.5pt" style:font-family-complex="Tahoma" style:font-pitch-complex="variable" style:font-size-complex="8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765cm" svg:height="8.502cm" chart:class="chart:line" chart:style-name="ch1">
        <chart:title svg:x="4.042cm" svg:y="0.17cm" chart:style-name="ch2">
          <text:p>Lines_symbols</text:p>
        </chart:title>
        <chart:legend chart:legend-position="end" svg:x="9.887cm" svg:y="3.463cm" chart:style-name="ch3"/>
        <chart:plot-area chart:style-name="ch4" table:cell-range-address="Sheet1.$B$4:.$F$16" chart:data-source-has-labels="both" chart:table-number-list="0" svg:x="0.234cm" svg:y="1.133cm" svg:width="9.186cm" svg:height="7.199cm">
          <chart:axis chart:dimension="x" chart:name="primary-x" chart:style-name="ch5">
            <chart:title svg:x="4.941cm" svg:y="7.89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4cm" svg:y="4.821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